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08.31pt"/>
    </style:style>
    <style:style style:name="co2" style:family="table-column">
      <style:table-column-properties fo:break-before="auto" style:column-width="98.25pt"/>
    </style:style>
    <style:style style:name="co3" style:family="table-column">
      <style:table-column-properties fo:break-before="auto" style:column-width="97.51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/>
    </style:style>
    <style:style style:name="ce2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1_run____test_best_scores_other_metrics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</text:p>
          </table:table-cell>
          <table:table-cell table:formula="of:=[.A1]" office:value-type="string" office:string-value="model" calcext:value-type="string">
            <text:p>model</text:p>
          </table:table-cell>
        </table:table-row>
        <table:table-row table:style-name="ro1">
          <table:table-cell office:value-type="string" calcext:value-type="string">
            <text:p>give_model_00</text:p>
          </table:table-cell>
          <table:table-cell office:value-type="float" office:value="0.573462929475588" calcext:value-type="float">
            <text:p>0.573462929475588</text:p>
          </table:table-cell>
          <table:table-cell office:value-type="float" office:value="0.545607634016278" calcext:value-type="float">
            <text:p>0.545607634016278</text:p>
          </table:table-cell>
          <table:table-cell office:value-type="float" office:value="0.878842676311031" calcext:value-type="float">
            <text:p>0.878842676311031</text:p>
          </table:table-cell>
          <table:table-cell office:value-type="float" office:value="0.673246753246753" calcext:value-type="float">
            <text:p>0.673246753246753</text:p>
          </table:table-cell>
          <table:table-cell table:formula="of:=[.A2]" office:value-type="string" office:string-value="give_model_00" calcext:value-type="string">
            <text:p>give_model_00</text:p>
          </table:table-cell>
        </table:table-row>
        <table:table-row table:style-name="ro1">
          <table:table-cell office:value-type="string" calcext:value-type="string">
            <text:p>give_model_50001</text:p>
          </table:table-cell>
          <table:table-cell office:value-type="float" office:value="0.581826401446655" calcext:value-type="float">
            <text:p>0.581826401446655</text:p>
          </table:table-cell>
          <table:table-cell office:value-type="float" office:value="0.54684265010352" calcext:value-type="float">
            <text:p>0.54684265010352</text:p>
          </table:table-cell>
          <table:table-cell office:value-type="float" office:value="0.955244122965642" calcext:value-type="float">
            <text:p>0.955244122965642</text:p>
          </table:table-cell>
          <table:table-cell office:value-type="float" office:value="0.695523370638578" calcext:value-type="float">
            <text:p>0.695523370638578</text:p>
          </table:table-cell>
          <table:table-cell table:formula="of:=[.A3]" office:value-type="string" office:string-value="give_model_50001" calcext:value-type="string">
            <text:p>give_model_50001</text:p>
          </table:table-cell>
        </table:table-row>
        <table:table-row table:style-name="ro1">
          <table:table-cell office:value-type="string" calcext:value-type="string">
            <text:p>give_model_40</text:p>
          </table:table-cell>
          <table:table-cell office:value-type="float" office:value="0.573462929475588" calcext:value-type="float">
            <text:p>0.573462929475588</text:p>
          </table:table-cell>
          <table:table-cell office:value-type="float" office:value="0.542617361657488" calcext:value-type="float">
            <text:p>0.542617361657488</text:p>
          </table:table-cell>
          <table:table-cell office:value-type="float" office:value="0.935352622061483" calcext:value-type="float">
            <text:p>0.935352622061483</text:p>
          </table:table-cell>
          <table:table-cell office:value-type="float" office:value="0.686804979253112" calcext:value-type="float">
            <text:p>0.686804979253112</text:p>
          </table:table-cell>
          <table:table-cell table:formula="of:=[.A4]" office:value-type="string" office:string-value="give_model_40" calcext:value-type="string">
            <text:p>give_model_40</text:p>
          </table:table-cell>
        </table:table-row>
        <table:table-row table:style-name="ro1">
          <table:table-cell office:value-type="string" calcext:value-type="string">
            <text:p>give_model_60</text:p>
          </table:table-cell>
          <table:table-cell office:value-type="float" office:value="0.559222423146474" calcext:value-type="float">
            <text:p>0.559222423146474</text:p>
          </table:table-cell>
          <table:table-cell office:value-type="float" office:value="0.532717282717283" calcext:value-type="float">
            <text:p>0.532717282717283</text:p>
          </table:table-cell>
          <table:table-cell office:value-type="float" office:value="0.964285714285714" calcext:value-type="float">
            <text:p>0.964285714285714</text:p>
          </table:table-cell>
          <table:table-cell office:value-type="float" office:value="0.686293436293436" calcext:value-type="float">
            <text:p>0.686293436293436</text:p>
          </table:table-cell>
          <table:table-cell table:formula="of:=[.A5]" office:value-type="string" office:string-value="give_model_60" calcext:value-type="string">
            <text:p>give_model_60</text:p>
          </table:table-cell>
        </table:table-row>
        <table:table-row table:style-name="ro1">
          <table:table-cell office:value-type="string" calcext:value-type="string">
            <text:p>give_model_20</text:p>
          </table:table-cell>
          <table:table-cell office:value-type="float" office:value="0.572106690777577" calcext:value-type="float">
            <text:p>0.572106690777577</text:p>
          </table:table-cell>
          <table:table-cell office:value-type="float" office:value="0.539825218476904" calcext:value-type="float">
            <text:p>0.539825218476904</text:p>
          </table:table-cell>
          <table:table-cell table:style-name="ce1" office:value-type="float" office:value="0.977396021699819" calcext:value-type="float">
            <text:p>0.977396021699819</text:p>
          </table:table-cell>
          <table:table-cell office:value-type="float" office:value="0.695512304970243" calcext:value-type="float">
            <text:p>0.695512304970243</text:p>
          </table:table-cell>
          <table:table-cell table:formula="of:=[.A6]" office:value-type="string" office:string-value="give_model_20" calcext:value-type="string">
            <text:p>give_model_20</text:p>
          </table:table-cell>
        </table:table-row>
        <table:table-row table:style-name="ro1">
          <table:table-cell office:value-type="string" calcext:value-type="string">
            <text:p>give_model_41</text:p>
          </table:table-cell>
          <table:table-cell office:value-type="float" office:value="0.560804701627486" calcext:value-type="float">
            <text:p>0.560804701627486</text:p>
          </table:table-cell>
          <table:table-cell office:value-type="float" office:value="0.533499377334994" calcext:value-type="float">
            <text:p>0.533499377334994</text:p>
          </table:table-cell>
          <table:table-cell office:value-type="float" office:value="0.968354430379747" calcext:value-type="float">
            <text:p>0.968354430379747</text:p>
          </table:table-cell>
          <table:table-cell office:value-type="float" office:value="0.687971735988438" calcext:value-type="float">
            <text:p>0.687971735988438</text:p>
          </table:table-cell>
          <table:table-cell table:formula="of:=[.A7]" office:value-type="string" office:string-value="give_model_41" calcext:value-type="string">
            <text:p>give_model_41</text:p>
          </table:table-cell>
        </table:table-row>
        <table:table-row table:style-name="ro1">
          <table:table-cell office:value-type="string" calcext:value-type="string">
            <text:p>give_model_8000_cnn</text:p>
          </table:table-cell>
          <table:table-cell office:value-type="float" office:value="0.622287522603978" calcext:value-type="float">
            <text:p>0.622287522603978</text:p>
          </table:table-cell>
          <table:table-cell office:value-type="float" office:value="0.572812920592194" calcext:value-type="float">
            <text:p>0.572812920592194</text:p>
          </table:table-cell>
          <table:table-cell office:value-type="float" office:value="0.962025316455696" calcext:value-type="float">
            <text:p>0.962025316455696</text:p>
          </table:table-cell>
          <table:table-cell office:value-type="float" office:value="0.718069849839717" calcext:value-type="float">
            <text:p>0.718069849839717</text:p>
          </table:table-cell>
          <table:table-cell table:formula="of:=[.A8]" office:value-type="string" office:string-value="give_model_8000_cnn" calcext:value-type="string">
            <text:p>give_model_8000_cnn</text:p>
          </table:table-cell>
        </table:table-row>
        <table:table-row table:style-name="ro1">
          <table:table-cell office:value-type="string" calcext:value-type="string">
            <text:p>give_model_10</text:p>
          </table:table-cell>
          <table:table-cell office:value-type="float" office:value="0.602848101265823" calcext:value-type="float">
            <text:p>0.602848101265823</text:p>
          </table:table-cell>
          <table:table-cell office:value-type="float" office:value="0.560424966799469" calcext:value-type="float">
            <text:p>0.560424966799469</text:p>
          </table:table-cell>
          <table:table-cell office:value-type="float" office:value="0.953887884267631" calcext:value-type="float">
            <text:p>0.953887884267631</text:p>
          </table:table-cell>
          <table:table-cell office:value-type="float" office:value="0.706039819307345" calcext:value-type="float">
            <text:p>0.706039819307345</text:p>
          </table:table-cell>
          <table:table-cell table:formula="of:=[.A9]" office:value-type="string" office:string-value="give_model_10" calcext:value-type="string">
            <text:p>give_model_10</text:p>
          </table:table-cell>
        </table:table-row>
        <table:table-row table:style-name="ro1">
          <table:table-cell office:value-type="string" calcext:value-type="string">
            <text:p>give_model_8001_cnn</text:p>
          </table:table-cell>
          <table:table-cell table:style-name="ce1" office:value-type="float" office:value="0.743444846292948" calcext:value-type="float">
            <text:p>0.743444846292948</text:p>
          </table:table-cell>
          <table:table-cell table:style-name="ce1" office:value-type="float" office:value="0.667391980105689" calcext:value-type="float">
            <text:p>0.667391980105689</text:p>
          </table:table-cell>
          <table:table-cell office:value-type="float" office:value="0.970614828209765" calcext:value-type="float">
            <text:p>0.970614828209765</text:p>
          </table:table-cell>
          <table:table-cell table:style-name="ce1" office:value-type="float" office:value="0.790937557561245" calcext:value-type="float">
            <text:p>0.790937557561245</text:p>
          </table:table-cell>
          <table:table-cell table:formula="of:=[.A10]" office:value-type="string" office:string-value="give_model_8001_cnn" calcext:value-type="string">
            <text:p>give_model_8001_cnn</text:p>
          </table:table-cell>
        </table:table-row>
        <table:table-row table:style-name="ro1">
          <table:table-cell office:value-type="string" calcext:value-type="string">
            <text:p>give_model_30</text:p>
          </table:table-cell>
          <table:table-cell office:value-type="float" office:value="0.570298372513562" calcext:value-type="float">
            <text:p>0.570298372513562</text:p>
          </table:table-cell>
          <table:table-cell office:value-type="float" office:value="0.539158902039788" calcext:value-type="float">
            <text:p>0.539158902039788</text:p>
          </table:table-cell>
          <table:table-cell office:value-type="float" office:value="0.967902350813743" calcext:value-type="float">
            <text:p>0.967902350813743</text:p>
          </table:table-cell>
          <table:table-cell office:value-type="float" office:value="0.692544072456736" calcext:value-type="float">
            <text:p>0.692544072456736</text:p>
          </table:table-cell>
          <table:table-cell table:formula="of:=[.A11]" office:value-type="string" office:string-value="give_model_30" calcext:value-type="string">
            <text:p>give_model_30</text:p>
          </table:table-cell>
        </table:table-row>
        <table:table-row table:style-name="ro1">
          <table:table-cell office:value-type="string" calcext:value-type="string">
            <text:p>give_model_8002_cnn</text:p>
          </table:table-cell>
          <table:table-cell office:value-type="float" office:value="0.741410488245931" calcext:value-type="float">
            <text:p>0.741410488245931</text:p>
          </table:table-cell>
          <table:table-cell office:value-type="float" office:value="0.665632754342432" calcext:value-type="float">
            <text:p>0.665632754342432</text:p>
          </table:table-cell>
          <table:table-cell office:value-type="float" office:value="0.970162748643761" calcext:value-type="float">
            <text:p>0.970162748643761</text:p>
          </table:table-cell>
          <table:table-cell office:value-type="float" office:value="0.789551140544518" calcext:value-type="float">
            <text:p>0.789551140544518</text:p>
          </table:table-cell>
          <table:table-cell table:formula="of:=[.A12]" office:value-type="string" office:string-value="give_model_8002_cnn" calcext:value-type="string">
            <text:p>give_model_8002_cnn</text:p>
          </table:table-cell>
        </table:table-row>
        <table:table-row table:style-name="ro1">
          <table:table-cell office:value-type="string" calcext:value-type="string">
            <text:p>give_model_50</text:p>
          </table:table-cell>
          <table:table-cell office:value-type="float" office:value="0.583860759493671" calcext:value-type="float">
            <text:p>0.583860759493671</text:p>
          </table:table-cell>
          <table:table-cell office:value-type="float" office:value="0.548623853211009" calcext:value-type="float">
            <text:p>0.548623853211009</text:p>
          </table:table-cell>
          <table:table-cell office:value-type="float" office:value="0.946202531645569" calcext:value-type="float">
            <text:p>0.946202531645569</text:p>
          </table:table-cell>
          <table:table-cell office:value-type="float" office:value="0.694541231126597" calcext:value-type="float">
            <text:p>0.694541231126597</text:p>
          </table:table-cell>
          <table:table-cell table:formula="of:=[.A13]" office:value-type="string" office:string-value="give_model_50" calcext:value-type="string">
            <text:p>give_model_50</text:p>
          </table:table-cell>
        </table:table-row>
        <table:table-row table:style-name="ro1">
          <table:table-cell office:value-type="string" calcext:value-type="string">
            <text:p>give_model_50000</text:p>
          </table:table-cell>
          <table:table-cell office:value-type="float" office:value="0.568942133815552" calcext:value-type="float">
            <text:p>0.568942133815552</text:p>
          </table:table-cell>
          <table:table-cell office:value-type="float" office:value="0.538774472412916" calcext:value-type="float">
            <text:p>0.538774472412916</text:p>
          </table:table-cell>
          <table:table-cell office:value-type="float" office:value="0.957956600361664" calcext:value-type="float">
            <text:p>0.957956600361664</text:p>
          </table:table-cell>
          <table:table-cell office:value-type="float" office:value="0.68966639544345" calcext:value-type="float">
            <text:p>0.68966639544345</text:p>
          </table:table-cell>
          <table:table-cell table:formula="of:=[.A14]" office:value-type="string" office:string-value="give_model_50000" calcext:value-type="string">
            <text:p>give_model_50000</text:p>
          </table:table-cell>
        </table:table-row>
        <table:table-row table:style-name="ro1">
          <table:table-cell office:value-type="string" calcext:value-type="string">
            <text:p>give_model_61</text:p>
          </table:table-cell>
          <table:table-cell office:value-type="float" office:value="0.545207956600362" calcext:value-type="float">
            <text:p>0.545207956600362</text:p>
          </table:table-cell>
          <table:table-cell office:value-type="float" office:value="0.524366471734893" calcext:value-type="float">
            <text:p>0.524366471734893</text:p>
          </table:table-cell>
          <table:table-cell office:value-type="float" office:value="0.972875226039783" calcext:value-type="float">
            <text:p>0.972875226039783</text:p>
          </table:table-cell>
          <table:table-cell office:value-type="float" office:value="0.681443951868271" calcext:value-type="float">
            <text:p>0.681443951868271</text:p>
          </table:table-cell>
          <table:table-cell table:formula="of:=[.A15]" office:value-type="string" office:string-value="give_model_61" calcext:value-type="string">
            <text:p>give_model_61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MAX</text:p>
          </table:table-cell>
          <table:table-cell table:formula="of:=MAX([.B2:.B15])" office:value-type="float" office:value="0.743444846292948" calcext:value-type="float">
            <text:p>0.743444846292948</text:p>
          </table:table-cell>
          <table:table-cell table:formula="of:=MAX([.C2:.C15])" office:value-type="float" office:value="0.667391980105689" calcext:value-type="float">
            <text:p>0.667391980105689</text:p>
          </table:table-cell>
          <table:table-cell table:formula="of:=MAX([.D2:.D15])" office:value-type="float" office:value="0.977396021699819" calcext:value-type="float">
            <text:p>0.977396021699819</text:p>
          </table:table-cell>
          <table:table-cell table:formula="of:=MAX([.E2:.E15])" office:value-type="float" office:value="0.790937557561245" calcext:value-type="float">
            <text:p>0.790937557561245</text:p>
          </table:table-cell>
          <table:table-cell/>
        </table:table-row>
        <table:table-row table:style-name="ro1">
          <table:table-cell office:value-type="string" calcext:value-type="string">
            <text:p>VLOOKUP</text:p>
          </table:table-cell>
          <table:table-cell table:style-name="ce2" table:formula="of:=VLOOKUP([.B17];[.B2:.F15];5;0)" office:value-type="string" office:string-value="give_model_8001_cnn" calcext:value-type="string">
            <text:p>give_model_8001_cnn</text:p>
          </table:table-cell>
          <table:table-cell table:style-name="ce2" table:formula="of:=VLOOKUP([.C17];[.C2:.F15];4;0)" office:value-type="string" office:string-value="give_model_8001_cnn" calcext:value-type="string">
            <text:p>give_model_8001_cnn</text:p>
          </table:table-cell>
          <table:table-cell table:style-name="ce2" table:formula="of:=VLOOKUP([.D17];[.D2:.F15];3;0)" office:value-type="string" office:string-value="give_model_20" calcext:value-type="string">
            <text:p>give_model_20</text:p>
          </table:table-cell>
          <table:table-cell table:style-name="ce2" table:formula="of:=VLOOKUP([.E17];[.E2:.F15];2;0)" office:value-type="string" office:string-value="give_model_8001_cnn" calcext:value-type="string">
            <text:p>give_model_8001_cnn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0-01-13T20:43:38.271229368</dc:date>
    <meta:editing-duration>PT5M15S</meta:editing-duration>
    <meta:editing-cycles>2</meta:editing-cycles>
    <meta:document-statistic meta:table-count="1" meta:cell-count="100" meta:object-count="0"/>
  </office:meta>
</office:document-meta>
</file>